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fo:language="en" fo:country="US"/>
    </style:style>
    <style:style style:name="P2" style:parent-style-name="Normal" style:family="paragraph">
      <style:text-properties fo:font-size="11pt" style:font-size-asian="11pt" fo:language="en" fo:country="US"/>
    </style:style>
    <style:style style:name="P3" style:parent-style-name="ListParagraph" style:family="paragraph">
      <style:text-properties fo:language="en" fo:country="US"/>
    </style:style>
    <style:style style:name="P4" style:parent-style-name="ListParagraph" style:family="paragraph">
      <style:text-properties fo:language="en" fo:country="US"/>
    </style:style>
    <style:style style:name="P5" style:parent-style-name="ListParagraph" style:family="paragraph">
      <style:text-properties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ListParagraph" style:family="paragraph">
      <style:text-properties fo:language="en" fo:country="US"/>
    </style:style>
    <style:style style:name="P10" style:parent-style-name="ListParagraph" style:family="paragraph">
      <style:text-properties fo:language="en" fo:country="US"/>
    </style:style>
    <style:style style:name="P11" style:parent-style-name="ListParagraph" style:family="paragraph"/>
    <style:style style:name="T12" style:parent-style-name="DefaultParagraphFont" style:family="text">
      <style:text-properties fo:language="en" fo:country="US"/>
    </style:style>
  </office:automatic-styles>
  <office:body>
    <office:text text:use-soft-page-breaks="true">
      <text:p text:style-name="P1">Questionnaire for stakeholders</text:p>
      <text:p text:style-name="P2"/>
      <text:list text:style-name="LFO1" text:continue-numbering="true">
        <text:list-item>
          <text:p text:style-name="P3">How closely should my game follow Shellshock Live aesthetically? Should I use a similarly abstract design for the tanks, or should I instead use pixel art?</text:p>
        </text:list-item>
        <text:list-item>
          <text:p text:style-name="P4">What theme should I go for? Should I replicate modern day tanks, go for a more historic world war era design, or a futuristic design?</text:p>
        </text:list-item>
        <text:list-item>
          <text:p text:style-name="P5">What weapons would you like to see? How big of a range of weapons should I make, and should these weapons follow more closely to Shellshock Live mechanically, or should would you like to see any new, original weapons?</text:p>
        </text:list-item>
        <text:list-item>
          <text:p text:style-name="P6">What gameplay options would you like me to include? For instance, modifiers to gravity, air resistance, damage buffs, etc.</text:p>
        </text:list-item>
        <text:list-item>
          <text:p text:style-name="P7">How much mobility would you like tanks to have? Would you prefer a limited range for each tank each turn, or much more freedom for players to move where they would like in between turns?</text:p>
        </text:list-item>
        <text:list-item>
          <text:p text:style-name="P8">How many maps should I design, and how should these maps vary?</text:p>
        </text:list-item>
        <text:list-item>
          <text:p text:style-name="P9">What theme should the music and sound effects take? E.g. Chiptune, futuristic, world war themed, etc.</text:p>
        </text:list-item>
        <text:list-item>
          <text:p text:style-name="P10">How much health should players have? How many shots should be required to defeat an enemy? How much should the damage output of each weapon vary?</text:p>
        </text:list-item>
        <text:list-item>
          <text:p text:style-name="P11"><text:span text:style-name="T12">Should there be an XP system, where players earn tank upgrades and new weapons the more they play, or should all weapons be available from the start? If the latter, should there be any progression system at all, like a scoreboa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F5496" fo:font-size="16pt" style:font-size-asian="16pt" style:font-size-complex="16pt" fo:hyphenate="false"/>
    </style:style>
    <style:style style:name="Normal" style:display-name="Normal" style:family="paragraph">
      <style:text-properties style:font-name="Calibri Light" fo:font-size="14pt" style:font-size-asian="14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fo:line-height="100%"/>
      <style:text-properties style:font-name="Calibri Light" fo:font-size="14pt" style:font-size-asian="14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 Osborne</meta:initial-creator>
    <dc:creator>George Osborne</dc:creator>
    <meta:creation-date>2019-05-20T17:06:00Z</meta:creation-date>
    <dc:date>2019-05-20T17:32:00Z</dc:date>
    <meta:template xlink:href="Normal" xlink:type="simple"/>
    <meta:editing-cycles>1</meta:editing-cycles>
    <meta:editing-duration>PT1500S</meta:editing-duration>
    <meta:document-statistic meta:page-count="1" meta:paragraph-count="2" meta:word-count="207" meta:character-count="1390" meta:row-count="9" meta:non-whitespace-character-count="1185"/>
  </office:meta>
</office:document-meta>
</file>